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officeooo:rsid="00182b92" officeooo:paragraph-rsid="00182b92"/>
    </style:style>
    <style:style style:name="P2" style:family="paragraph" style:parent-style-name="Standard">
      <style:paragraph-properties fo:break-before="page"/>
      <style:text-properties officeooo:rsid="00182b92" officeooo:paragraph-rsid="00182b92"/>
    </style:style>
    <style:style style:name="P3" style:family="paragraph" style:parent-style-name="Standard">
      <style:text-properties officeooo:paragraph-rsid="001a7346"/>
    </style:style>
    <style:style style:name="P4" style:family="paragraph" style:parent-style-name="Standard">
      <style:text-properties officeooo:rsid="001d455c" officeooo:paragraph-rsid="001d455c"/>
    </style:style>
    <style:style style:name="P5" style:family="paragraph" style:parent-style-name="Standard">
      <style:text-properties officeooo:rsid="001a6254" officeooo:paragraph-rsid="001a6254"/>
    </style:style>
    <style:style style:name="P6" style:family="paragraph" style:parent-style-name="Standard">
      <style:paragraph-properties fo:break-before="page"/>
      <style:text-properties officeooo:rsid="001a6254" officeooo:paragraph-rsid="001a6254"/>
    </style:style>
    <style:style style:name="T1" style:family="text">
      <style:text-properties officeooo:rsid="00182b92"/>
    </style:style>
    <style:style style:name="T2" style:family="text">
      <style:text-properties officeooo:rsid="001a7346"/>
    </style:style>
    <style:style style:name="T3" style:family="text">
      <style:text-properties fo:font-style="italic" style:font-style-asian="italic"/>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terature review</text:p>
      <text:p text:style-name="P1"/>
      <text:p text:style-name="P1">Topology optimization: talk about all the papers that Sigmund and other wrote</text:p>
      <text:p text:style-name="P1"/>
      <text:p text:style-name="P2"/>
      <text:p text:style-name="P1">Methodology</text:p>
      <text:p text:style-name="P1"/>
      <text:p text:style-name="P1">Topology optimization</text:p>
      <text:p text:style-name="P1"/>
      <text:p text:style-name="Standard"><text:span text:style-name="T1">Topology optimization is an optimization technique that seeks to find the optimal shape within a volume that satisfies certain governing equations, while at the same time satisfying specific constraints. This technique is usually utilized for the design of structures with no preconceived shape. When topology optimization is used for this objective, the optimal shape is interpreted as material distribution within the specified volume, which is called the design domain. A classical application of topology optimization is the binary compliance problem, in which regions of solid and void materials are distributed in order to minimize the work done by external forces </text:span><text:span text:style-name="T2">(this is called compliance)</text:span><text:span text:style-name="T1">, also subject to a volume constraint </text:span><text:reference-mark-start text:name="ZOTERO_ITEM CSL_CITATION {&quot;citationID&quot;:&quot;zUXhGrhu&quot;,&quot;properties&quot;:{&quot;formattedCitation&quot;:&quot;[1]&quot;,&quot;plainCitation&quot;:&quot;[1]&quot;,&quot;noteIndex&quot;:0},&quot;citationItems&quot;:[{&quot;id&quot;:149,&quot;uris&quot;:[&quot;http://zotero.org/users/10841188/items/6N8BI5J5&quot;],&quot;itemData&quot;:{&quot;id&quot;:149,&quot;type&quot;:&quot;article-journal&quot;,&quot;abstract&quot;:&quot;This paper presents an efficient and compact MATLAB code to solve three-dimensional topology optimization problems. The 169 lines comprising this code include finite element analysis, sensitivity analysis, density filter, optimality criterion optimizer, and display of results. The basic code solves minimum compliance problems. A systematic approach is presented to easily modify the definition of supports and external loads. The paper also includes instructions to define multiple load cases, active and passive elements, continuation strategy, synthesis of compliant mechanisms, and heat conduction problems, as well as the theoretical and numerical elements to implement general non-linear programming strategies such as SQP and MMA. The code is intended for students and newcomers in the topology optimization. The complete code is provided in Appendix C and it can be downloaded from http://top3dapp. com.&quot;,&quot;container-title&quot;:&quot;Structural and Multidisciplinary Optimization&quot;,&quot;DOI&quot;:&quot;10.1007/s00158-014-1107-x&quot;,&quot;ISSN&quot;:&quot;1615-147X, 1615-1488&quot;,&quot;issue&quot;:&quot;6&quot;,&quot;journalAbbreviation&quot;:&quot;Struct Multidisc Optim&quot;,&quot;language&quot;:&quot;en&quot;,&quot;page&quot;:&quot;1175-1196&quot;,&quot;source&quot;:&quot;DOI.org (Crossref)&quot;,&quot;title&quot;:&quot;An efficient 3D topology optimization code written in Matlab&quot;,&quot;volume&quot;:&quot;50&quot;,&quot;author&quot;:[{&quot;family&quot;:&quot;Liu&quot;,&quot;given&quot;:&quot;Kai&quot;},{&quot;family&quot;:&quot;Tovar&quot;,&quot;given&quot;:&quot;Andrés&quot;}],&quot;issued&quot;:{&quot;date-parts&quot;:[[&quot;2014&quot;,12]]}}}],&quot;schema&quot;:&quot;https://github.com/citation-style-language/schema/raw/master/csl-citation.json&quot;} RNDfL9oj61QsM"/><text:span text:style-name="T1">[1]</text:span><text:reference-mark-end text:name="ZOTERO_ITEM CSL_CITATION {&quot;citationID&quot;:&quot;zUXhGrhu&quot;,&quot;properties&quot;:{&quot;formattedCitation&quot;:&quot;[1]&quot;,&quot;plainCitation&quot;:&quot;[1]&quot;,&quot;noteIndex&quot;:0},&quot;citationItems&quot;:[{&quot;id&quot;:149,&quot;uris&quot;:[&quot;http://zotero.org/users/10841188/items/6N8BI5J5&quot;],&quot;itemData&quot;:{&quot;id&quot;:149,&quot;type&quot;:&quot;article-journal&quot;,&quot;abstract&quot;:&quot;This paper presents an efficient and compact MATLAB code to solve three-dimensional topology optimization problems. The 169 lines comprising this code include finite element analysis, sensitivity analysis, density filter, optimality criterion optimizer, and display of results. The basic code solves minimum compliance problems. A systematic approach is presented to easily modify the definition of supports and external loads. The paper also includes instructions to define multiple load cases, active and passive elements, continuation strategy, synthesis of compliant mechanisms, and heat conduction problems, as well as the theoretical and numerical elements to implement general non-linear programming strategies such as SQP and MMA. The code is intended for students and newcomers in the topology optimization. The complete code is provided in Appendix C and it can be downloaded from http://top3dapp. com.&quot;,&quot;container-title&quot;:&quot;Structural and Multidisciplinary Optimization&quot;,&quot;DOI&quot;:&quot;10.1007/s00158-014-1107-x&quot;,&quot;ISSN&quot;:&quot;1615-147X, 1615-1488&quot;,&quot;issue&quot;:&quot;6&quot;,&quot;journalAbbreviation&quot;:&quot;Struct Multidisc Optim&quot;,&quot;language&quot;:&quot;en&quot;,&quot;page&quot;:&quot;1175-1196&quot;,&quot;source&quot;:&quot;DOI.org (Crossref)&quot;,&quot;title&quot;:&quot;An efficient 3D topology optimization code written in Matlab&quot;,&quot;volume&quot;:&quot;50&quot;,&quot;author&quot;:[{&quot;family&quot;:&quot;Liu&quot;,&quot;given&quot;:&quot;Kai&quot;},{&quot;family&quot;:&quot;Tovar&quot;,&quot;given&quot;:&quot;Andrés&quot;}],&quot;issued&quot;:{&quot;date-parts&quot;:[[&quot;2014&quot;,12]]}}}],&quot;schema&quot;:&quot;https://github.com/citation-style-language/schema/raw/master/csl-citation.json&quot;} RNDfL9oj61QsM"/><text:span text:style-name="T1">. <text:s/></text:span><text:span text:style-name="T2">The mathematical formulation of this problem is as follows </text:span><text:reference-mark-start text:name="ZOTERO_ITEM CSL_CITATION {&quot;citationID&quot;:&quot;KpFMD7ND&quot;,&quot;properties&quot;:{&quot;formattedCitation&quot;:&quot;[2]&quot;,&quot;plainCitation&quot;:&quot;[2]&quot;,&quot;noteIndex&quot;:0},&quot;citationItems&quot;:[{&quot;id&quot;:87,&quot;uris&quot;:[&quot;http://zotero.org/users/10841188/items/ASNMCLTC&quot;],&quot;itemData&quot;:{&quot;id&quot;:87,&quot;type&quot;:&quot;article-journal&quot;,&quot;abstract&quot;:&quot;The aim of this paper is to apply a Helmholtz-type partial differential equation as an alternative to standard density filtering in topology optimization problems. Previously, this approach has been successfully applied as a sensitivity filter. The usual filtering techniques in topology optimization require information about the neighbor cells, which is difficult to obtain for fine meshes or complex domains and geometries. The complexity of the problem increases further in parallel computing, when the design domain is decomposed into multiple non-overlapping partitions. Obtaining information from the neighbor subdomains is an expensive operation. The proposed filter technique requires only mesh information necessary for the finite element discretization of the problem. The main idea is to define the filtered variable implicitly as a solution of a Helmholtz-type differential equation with homogeneous Neumann boundary conditions. The properties of the filter are demonstrated for various 2D and 3D topology optimization problems in linear elasticity, solved on serial and parallel computers. Copyright © 2010 John Wiley &amp; Sons, Ltd.&quot;,&quot;container-title&quot;:&quot;International Journal for Numerical Methods in Engineering&quot;,&quot;DOI&quot;:&quot;10.1002/nme.3072&quot;,&quot;ISSN&quot;:&quot;1097-0207&quot;,&quot;issue&quot;:&quot;6&quot;,&quot;language&quot;:&quot;en&quot;,&quot;license&quot;:&quot;Copyright © 2010 John Wiley &amp; Sons, Ltd.&quot;,&quot;note&quot;:&quot;_eprint: https://onlinelibrary.wiley.com/doi/pdf/10.1002/nme.3072&quot;,&quot;page&quot;:&quot;765-781&quot;,&quot;source&quot;:&quot;Wiley Online Library&quot;,&quot;title&quot;:&quot;Filters in topology optimization based on Helmholtz-type differential equations&quot;,&quot;volume&quot;:&quot;86&quot;,&quot;author&quot;:[{&quot;family&quot;:&quot;Lazarov&quot;,&quot;given&quot;:&quot;B. S.&quot;},{&quot;family&quot;:&quot;Sigmund&quot;,&quot;given&quot;:&quot;O.&quot;}],&quot;issued&quot;:{&quot;date-parts&quot;:[[&quot;2011&quot;]]}}}],&quot;schema&quot;:&quot;https://github.com/citation-style-language/schema/raw/master/csl-citation.json&quot;} RNDzDSzp8qCyw"/><text:span text:style-name="T2">[2]</text:span><text:reference-mark-end text:name="ZOTERO_ITEM CSL_CITATION {&quot;citationID&quot;:&quot;KpFMD7ND&quot;,&quot;properties&quot;:{&quot;formattedCitation&quot;:&quot;[2]&quot;,&quot;plainCitation&quot;:&quot;[2]&quot;,&quot;noteIndex&quot;:0},&quot;citationItems&quot;:[{&quot;id&quot;:87,&quot;uris&quot;:[&quot;http://zotero.org/users/10841188/items/ASNMCLTC&quot;],&quot;itemData&quot;:{&quot;id&quot;:87,&quot;type&quot;:&quot;article-journal&quot;,&quot;abstract&quot;:&quot;The aim of this paper is to apply a Helmholtz-type partial differential equation as an alternative to standard density filtering in topology optimization problems. Previously, this approach has been successfully applied as a sensitivity filter. The usual filtering techniques in topology optimization require information about the neighbor cells, which is difficult to obtain for fine meshes or complex domains and geometries. The complexity of the problem increases further in parallel computing, when the design domain is decomposed into multiple non-overlapping partitions. Obtaining information from the neighbor subdomains is an expensive operation. The proposed filter technique requires only mesh information necessary for the finite element discretization of the problem. The main idea is to define the filtered variable implicitly as a solution of a Helmholtz-type differential equation with homogeneous Neumann boundary conditions. The properties of the filter are demonstrated for various 2D and 3D topology optimization problems in linear elasticity, solved on serial and parallel computers. Copyright © 2010 John Wiley &amp; Sons, Ltd.&quot;,&quot;container-title&quot;:&quot;International Journal for Numerical Methods in Engineering&quot;,&quot;DOI&quot;:&quot;10.1002/nme.3072&quot;,&quot;ISSN&quot;:&quot;1097-0207&quot;,&quot;issue&quot;:&quot;6&quot;,&quot;language&quot;:&quot;en&quot;,&quot;license&quot;:&quot;Copyright © 2010 John Wiley &amp; Sons, Ltd.&quot;,&quot;note&quot;:&quot;_eprint: https://onlinelibrary.wiley.com/doi/pdf/10.1002/nme.3072&quot;,&quot;page&quot;:&quot;765-781&quot;,&quot;source&quot;:&quot;Wiley Online Library&quot;,&quot;title&quot;:&quot;Filters in topology optimization based on Helmholtz-type differential equations&quot;,&quot;volume&quot;:&quot;86&quot;,&quot;author&quot;:[{&quot;family&quot;:&quot;Lazarov&quot;,&quot;given&quot;:&quot;B. S.&quot;},{&quot;family&quot;:&quot;Sigmund&quot;,&quot;given&quot;:&quot;O.&quot;}],&quot;issued&quot;:{&quot;date-parts&quot;:[[&quot;2011&quot;]]}}}],&quot;schema&quot;:&quot;https://github.com/citation-style-language/schema/raw/master/csl-citation.json&quot;} RNDzDSzp8qCyw"/><text:span text:style-name="T2">:</text:span></text:p>
      <text:p text:style-name="P3"/>
      <text:p text:style-name="P3"><draw:frame draw:style-name="fr1" draw:name="Object1" text:anchor-type="as-char" svg:y="-0.5154in" svg:width="1.078in" svg:height="0.9972in" draw:z-index="0"><draw:object xlink:href="./Object 1" xlink:type="simple" xlink:show="embed" xlink:actuate="onLoad"/><draw:image xlink:href="./ObjectReplacements/Object 1" xlink:type="simple" xlink:show="embed" xlink:actuate="onLoad"/></draw:frame></text:p>
      <text:p text:style-name="P3"/>
      <text:p text:style-name="P4">In the above formulation, the design domain </text:p>
      <text:p text:style-name="P3"/>
      <text:p text:style-name="P3"><text:span text:style-name="T2">This binary compliance problems suffers from a serious drawback; the problem is ill-posed and the solution will converge to a chattering solution, generating a checkerboard pattern with holes of infinitesimal size. To alleviate this, several restrictions must be made and the equations used to generate the volume must be </text:span></text:p>
      <text:p text:style-name="P5"/>
      <text:p text:style-name="P6"/>
      <text:p text:style-name="P5">References</text:p>
      <text:p text:style-name="Standard"/>
      <text:section text:style-name="Sect1" text:name="ZOTERO_BIBL {&quot;uncited&quot;:[],&quot;omitted&quot;:[],&quot;custom&quot;:[]} CSL_BIBLIOGRAPHY RNDePyMtF7oiN">
        <text:p text:style-name="Bibliography_20_1">[1]<text:tab/>K. Liu and A. Tovar, “An efficient 3D topology optimization code written in Matlab,” <text:span text:style-name="T3">Struct. Multidiscip. Optim.</text:span>, vol. 50, no. 6, pp. 1175–1196, Dec. 2014, doi: 10.1007/s00158-014-1107-x.</text:p>
        <text:p text:style-name="Bibliography_20_1">[2]<text:tab/>B. S. Lazarov and O. Sigmund, “Filters in topology optimization based on Helmholtz-type differential equations,” <text:span text:style-name="T3">Int. J. Numer. Methods Eng.</text:span>, vol. 86, no. 6, pp. 765–781, 2011, doi: 10.1002/nme.3072.</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12:35:28.983687039</meta:creation-date>
    <dc:date>2025-01-27T14:29:15.481944236</dc:date>
    <meta:editing-duration>PT46M31S</meta:editing-duration>
    <meta:editing-cycles>3</meta:editing-cycles>
    <meta:generator>LibreOffice/24.8.4.2$Linux_X86_64 LibreOffice_project/480$Build-2</meta:generator>
    <meta:document-statistic meta:table-count="0" meta:image-count="0" meta:object-count="1" meta:page-count="3" meta:paragraph-count="11" meta:word-count="375" meta:character-count="2502" meta:non-whitespace-character-count="2136"/>
    <meta:user-defined meta:name="ZOTERO_PREF_1">&lt;data data-version="3" zotero-version="7.0.11"&gt;&lt;session id="HGdg9SP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table>
      <mtr>
        <mtd>
          <mrow>
            <mi mathvariant="italic">min</mi>
            <mi mathvariant="normal">:</mi>
            <mi>c</mi>
            <mrow>
              <mrow>
                <mo fence="true" form="prefix" stretchy="false">(</mo>
                <mrow>
                  <mstyle mathvariant="bold">
                    <mi>ρ</mi>
                  </mstyle>
                </mrow>
                <mo fence="true" form="postfix" stretchy="false">)</mo>
              </mrow>
              <mo stretchy="false">=</mo>
              <mstyle mathvariant="bold">
                <msup>
                  <mi>f</mi>
                  <mi>T</mi>
                </msup>
              </mstyle>
            </mrow>
            <mstyle mathvariant="bold">
              <mi>u</mi>
            </mstyle>
          </mrow>
        </mtd>
      </mtr>
      <mtr>
        <mtd>
          <mrow>
            <mi>s</mi>
            <mi>.</mi>
            <mi>t</mi>
            <mi>.</mi>
            <mi mathvariant="normal">:</mi>
            <mrow>
              <mstyle mathvariant="bold">
                <mrow>
                  <mi>K</mi>
                  <mrow>
                    <mo fence="true" form="prefix" stretchy="false">(</mo>
                    <mrow>
                      <mstyle mathvariant="bold">
                        <mi>ρ</mi>
                      </mstyle>
                    </mrow>
                    <mo fence="true" form="postfix" stretchy="false">)</mo>
                  </mrow>
                  <mstyle mathvariant="bold">
                    <mi>u</mi>
                  </mstyle>
                </mrow>
              </mstyle>
              <mo stretchy="false">=</mo>
              <mstyle mathvariant="bold">
                <mi>f</mi>
              </mstyle>
            </mrow>
          </mrow>
        </mtd>
      </mtr>
      <mtr>
        <mtd>
          <mrow>
            <mrow>
              <mi>V</mi>
              <mo stretchy="false">=</mo>
              <mrow>
                <munder>
                  <mo stretchy="false">∑</mo>
                  <mrow>
                    <mi>i</mi>
                    <mo stretchy="false">∈</mo>
                    <mi mathvariant="normal">Ω</mi>
                  </mrow>
                </munder>
                <msub>
                  <mi>ρ</mi>
                  <mi>i</mi>
                </msub>
              </mrow>
            </mrow>
            <mrow>
              <msub>
                <mi>v</mi>
                <mi>i</mi>
              </msub>
              <mo stretchy="false">≤</mo>
              <msub>
                <mi>V</mi>
                <mi>c</mi>
              </msub>
            </mrow>
          </mrow>
        </mtd>
      </mtr>
      <mtr>
        <mtd>
          <mrow>
            <mrow>
              <mn>0</mn>
              <mo stretchy="false">≤</mo>
              <msub>
                <mi>ρ</mi>
                <mi>i</mi>
              </msub>
              <mo stretchy="false">≤</mo>
              <mn>1</mn>
            </mrow>
            <mo stretchy="false">∀</mo>
            <mrow>
              <mi>i</mi>
              <mo stretchy="false">∈</mo>
              <mi mathvariant="normal">Ω</mi>
            </mrow>
          </mrow>
        </mtd>
      </mtr>
    </mtable>
    <annotation encoding="StarMath 5.0">min : c( bold{%rho} ) = bold{ f^T }bold{ u } newline
s.t. : bold{ K(bold{%rho}) bold{u}} = bold{ f } newline
V = sum from i in %OMEGA %rho_i v_i &lt;= V_c newline
0 &lt;= %rho_i &lt;= 1 forall i in %OMEGA</annotation>
  </semantics>
</math>
</file>